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5e15f" officeooo:paragraph-rsid="0005e15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officeooo:rsid="0005e15f" officeooo:paragraph-rsid="0005e15f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5e15f" officeooo:paragraph-rsid="0005e15f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6dc5d" officeooo:paragraph-rsid="0006dc5d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0pt" fo:font-weight="normal" officeooo:rsid="0006dc5d" officeooo:paragraph-rsid="0006dc5d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0pt" fo:font-weight="normal" officeooo:rsid="0006dc5d" officeooo:paragraph-rsid="000806cd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0pt" fo:font-weight="normal" officeooo:rsid="000806cd" officeooo:paragraph-rsid="000806cd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0pt" fo:font-weight="normal" officeooo:rsid="000806cd" officeooo:paragraph-rsid="000806cd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6dc5d" officeooo:paragraph-rsid="0006dc5d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806c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РАСЧЕТНО-ГРАФИЧЕСКАЯ РАБОТА №3</text:p>
      <text:p text:style-name="P1">СОЗДАНИЕ ДИНАМИЧЕСКОГО ВЕБ-САЙТА С ИСПОЛЬЗОВАНИЕМ PHP</text:p>
      <text:p text:style-name="P2"/>
      <text:p text:style-name="P3"><text:tab/><text:span text:style-name="T1">Цель работы:</text:span> Закрепить знания и умения, полученные при выполнении лабораторной работы 5. Продемонстрировать умение решать задачи программирования на РНР.</text:p>
      <text:p text:style-name="P3"/>
      <text:p text:style-name="P3"><text:span text:style-name="T1"><text:tab/>3.1 Исходные тексты скриптов</text:span></text:p>
      <text:p text:style-name="P3"><text:tab/></text:p>
      <text:p text:style-name="P4"><text:tab/><text:span text:style-name="T1">3.1.1 Идентификация пользователя</text:span></text:p>
      <text:p text:style-name="P9">&lt;?php</text:p>
      <text:p text:style-name="P9"><text:tab/>session_start();</text:p>
      <text:p text:style-name="P9"><text:tab/>$user = "pupsik";</text:p>
      <text:p text:style-name="P9"><text:tab/>$password = "123";</text:p>
      <text:p text:style-name="P9"><text:tab/>$database = "web_rgr";</text:p>
      <text:p text:style-name="P9"><text:tab/>$mysqli = new mysqli("localhost", $user, $password, $database);</text:p>
      <text:p text:style-name="P9"><text:tab/>if ($mysqli-&gt;connect_errno) {</text:p>
      <text:p text:style-name="P9"><text:tab/> <text:s text:c="3"/>echo "Не удалось подключиться к MySQL: (" . $mysqli-&gt;connect_errno . ") " . $mysqli-&gt;connect_error;</text:p>
      <text:p text:style-name="P9"><text:tab/>}</text:p>
      <text:p text:style-name="P9"/>
      <text:p text:style-name="P9"><text:tab/>if (!($stmt = $mysqli-&gt;prepare("SELECT * FROM users WHERE login = ? AND password = ?"))) {</text:p>
      <text:p text:style-name="P9"><text:tab/> <text:s text:c="3"/>echo "Не удалось подготовить запрос: (" . $mysqli-&gt;errno . ") " . $mysqli-&gt;error;</text:p>
      <text:p text:style-name="P9"><text:tab/>}</text:p>
      <text:p text:style-name="P9"><text:tab/>$ulogin <text:s/>= $_POST['name'];</text:p>
      <text:p text:style-name="P9"><text:tab/>$upassword = $_POST['password'];</text:p>
      <text:p text:style-name="P9"/>
      <text:p text:style-name="P9"><text:tab/>if (!$stmt-&gt;bind_param('ss',$ulogin, $upassword)) {</text:p>
      <text:p text:style-name="P9"><text:tab/> <text:s text:c="3"/>echo "Не удалось привязать параметры: (" . $stmt-&gt;errno . ") " . $stmt-&gt;error;</text:p>
      <text:p text:style-name="P9"><text:tab/>}</text:p>
      <text:p text:style-name="P9"/>
      <text:p text:style-name="P9"><text:tab/>if (!$stmt-&gt;execute()) {</text:p>
      <text:p text:style-name="P9"><text:tab/> <text:s text:c="3"/>echo "Не удалось выполнить запрос: (" . $stmt-&gt;errno . ") " . $stmt-&gt;error;</text:p>
      <text:p text:style-name="P9"><text:tab/>}</text:p>
      <text:p text:style-name="P9"><text:tab/>$stmt-&gt;store_result();</text:p>
      <text:p text:style-name="P9"/>
      <text:p text:style-name="P9"><text:tab/>$num_of_rows = $stmt-&gt;num_rows;</text:p>
      <text:p text:style-name="P9"><text:tab/>$stmt-&gt;bind_result($col_id, $col_login, $col_pwd, $col_mail);</text:p>
      <text:p text:style-name="P9"><text:tab/>$stmt-&gt;fetch();</text:p>
      <text:p text:style-name="P9"><text:tab/>if ($num_of_rows == 1) {</text:p>
      <text:p text:style-name="P9"><text:tab/><text:tab/>$stmt-&gt;fetch();</text:p>
      <text:p text:style-name="P9"><text:tab/><text:tab/>$_SESSION['login'] = $col_login;</text:p>
      <text:p text:style-name="P9"><text:tab/><text:tab/>$_SESSION['uid'] = $col_id;</text:p>
      <text:p text:style-name="P9"><text:tab/><text:tab/>$_SESSION['mail'] = $col_mail;</text:p>
      <text:p text:style-name="P9"><text:tab/>} else {</text:p>
      <text:p text:style-name="P9"><text:tab/><text:tab/>$_SESSION['login_err'] = 0;</text:p>
      <text:p text:style-name="P9"><text:tab/>}</text:p>
      <text:p text:style-name="P9"><text:s text:c="4"/>$stmt-&gt;close();</text:p>
      <text:p text:style-name="P9"><text:soft-page-break/><text:s text:c="4"/>$mysqli-&gt;close();</text:p>
      <text:p text:style-name="P9"><text:tab/>header("Location: index.html");</text:p>
      <text:p text:style-name="P9">?&gt;</text:p>
      <text:p text:style-name="P5"/>
      <text:p text:style-name="P5"><text:span text:style-name="T3"><text:tab/>3.1.2 Регистрация пользователя</text:span></text:p>
      <text:p text:style-name="P5"/>
      <text:p text:style-name="P8">&lt;?php</text:p>
      <text:p text:style-name="P8"><text:tab/>session_start();</text:p>
      <text:p text:style-name="P8"><text:tab/>$user = "pupsik";</text:p>
      <text:p text:style-name="P8"><text:tab/>$password = "123";</text:p>
      <text:p text:style-name="P8"><text:tab/>$database = "web_rgr";</text:p>
      <text:p text:style-name="P8"><text:tab/>$mysqli = new mysqli("localhost", $user, $password, $database);</text:p>
      <text:p text:style-name="P8"><text:tab/>if ($mysqli-&gt;connect_errno) {</text:p>
      <text:p text:style-name="P8"><text:tab/> <text:s text:c="3"/>echo "Не удалось подключиться к MySQL: (" . $mysqli-&gt;connect_errno . ") " . $mysqli-&gt;connect_error;</text:p>
      <text:p text:style-name="P8"><text:tab/>}</text:p>
      <text:p text:style-name="P8"/>
      <text:p text:style-name="P8"><text:tab/>if (!($stmt = $mysqli-&gt;prepare("SELECT * FROM users WHERE login = ?"))) {</text:p>
      <text:p text:style-name="P8"><text:tab/> <text:s text:c="3"/>echo "Не удалось подготовить запрос: (" . $mysqli-&gt;errno . ") " . $mysqli-&gt;error;</text:p>
      <text:p text:style-name="P8"><text:tab/>}</text:p>
      <text:p text:style-name="P8"><text:tab/>$ulogin <text:s/>= $_POST['name'];</text:p>
      <text:p text:style-name="P8"><text:tab/>$upassword = $_POST['password'];</text:p>
      <text:p text:style-name="P8"><text:tab/>$umail = $_POST['email'];</text:p>
      <text:p text:style-name="P8"/>
      <text:p text:style-name="P8"><text:tab/>if (!$stmt-&gt;bind_param('s',$ulogin)) {</text:p>
      <text:p text:style-name="P8"><text:tab/> <text:s text:c="3"/>echo "Не удалось привязать параметры: (" . $stmt-&gt;errno . ") " . $stmt-&gt;error;</text:p>
      <text:p text:style-name="P8"><text:tab/>}</text:p>
      <text:p text:style-name="P8"/>
      <text:p text:style-name="P8"><text:tab/>if (!$stmt-&gt;execute()) {</text:p>
      <text:p text:style-name="P8"><text:tab/> <text:s text:c="3"/>echo "Не удалось выполнить запрос: (" . $stmt-&gt;errno . ") " . $stmt-&gt;error;</text:p>
      <text:p text:style-name="P8"><text:tab/>}</text:p>
      <text:p text:style-name="P8"><text:tab/>$stmt-&gt;store_result();</text:p>
      <text:p text:style-name="P8"><text:tab/>$num_of_rows = $stmt-&gt;num_rows;</text:p>
      <text:p text:style-name="P8"><text:tab/>if ($num_of_rows != 0) {</text:p>
      <text:p text:style-name="P8"><text:tab/><text:tab/>$_SESSION['already_exists'] = 0;</text:p>
      <text:p text:style-name="P8"><text:tab/>} else {</text:p>
      <text:p text:style-name="P8"><text:tab/><text:tab/>if (!($stmt = $mysqli-&gt;prepare("INSERT INTO users (login, password, mail) VALUES(?, ?, ?)"))) {</text:p>
      <text:p text:style-name="P8"><text:tab/><text:tab/> <text:s text:c="3"/>echo "Не удалось подготовить запрос: (" . $mysqli-&gt;errno . ") " . $mysqli-&gt;error;</text:p>
      <text:p text:style-name="P8"><text:tab/><text:tab/>}</text:p>
      <text:p text:style-name="P8"><text:tab/><text:tab/>if (!$stmt-&gt;bind_param('sss',$ulogin, $upassword, $umail)) {</text:p>
      <text:p text:style-name="P8"><text:tab/><text:tab/> <text:s text:c="3"/>echo "Не удалось привязать параметры: (" . $stmt-&gt;errno . ") " . $stmt-&gt;error;</text:p>
      <text:p text:style-name="P8"><text:tab/><text:tab/>}</text:p>
      <text:p text:style-name="P8"><text:tab/><text:tab/>if (!$stmt-&gt;execute()) {</text:p>
      <text:p text:style-name="P8"><text:tab/><text:tab/> <text:s text:c="3"/>echo "Не удалось выполнить запрос: (" . $stmt-&gt;errno . ") " . $stmt-&gt;error;</text:p>
      <text:p text:style-name="P8"><text:tab/><text:tab/>}</text:p>
      <text:p text:style-name="P8"><text:tab/><text:tab/>mail($umail, "Успешная регистрация", "Поздравляю, вы успешно зарегистрированы на сайте");</text:p>
      <text:p text:style-name="P8"><text:tab/>}</text:p>
      <text:p text:style-name="P8"><text:s text:c="4"/>$stmt-&gt;close();</text:p>
      <text:p text:style-name="P8"><text:s text:c="4"/>$mysqli-&gt;close();</text:p>
      <text:p text:style-name="P8"><text:tab/>header("Location: index.html");</text:p>
      <text:p text:style-name="P8"/>
      <text:p text:style-name="P8">?&gt;</text:p>
      <text:p text:style-name="P6"><text:span text:style-name="T3"><text:tab/>3.1.</text:span><text:span text:style-name="T4">3</text:span><text:span text:style-name="T3"> </text:span><text:span text:style-name="T4">Добавление комментариев</text:span></text:p>
      <text:p text:style-name="P7">&lt;?php</text:p>
      <text:p text:style-name="P7"/>
      <text:p text:style-name="P7"><text:tab/>session_start();</text:p>
      <text:p text:style-name="P7"><text:tab/>$uid = $_SESSION['uid'];</text:p>
      <text:p text:style-name="P7"><text:tab/>$comment = $_POST['comment'];</text:p>
      <text:p text:style-name="P7"><text:tab/>if ($_SESSION['captcha_text'] != $_POST['captcha_input']){</text:p>
      <text:p text:style-name="P7"><text:tab/><text:tab/>$_SESSION['wrong_capture'] = 0;</text:p>
      <text:p text:style-name="P7"><text:tab/>} else {</text:p>
      <text:p text:style-name="P7"><text:tab/><text:tab/>$user = "pupsik";</text:p>
      <text:p text:style-name="P7"><text:soft-page-break/><text:tab/><text:tab/>$password = "123";</text:p>
      <text:p text:style-name="P7"><text:tab/><text:tab/>$database = "web_rgr";</text:p>
      <text:p text:style-name="P7"><text:tab/><text:tab/>$mysqli = new mysqli("localhost", $user, $password, $database);</text:p>
      <text:p text:style-name="P7"><text:tab/><text:tab/>if ($mysqli-&gt;connect_errno) {</text:p>
      <text:p text:style-name="P7"><text:tab/><text:tab/> <text:s text:c="3"/>echo "Не удалось подключиться к MySQL: (" . $mysqli-&gt;connect_errno . ") " . $mysqli-&gt;connect_error;</text:p>
      <text:p text:style-name="P7"><text:tab/><text:tab/>}</text:p>
      <text:p text:style-name="P7"><text:tab/><text:tab/>if (!($stmt = $mysqli-&gt;prepare("INSERT INTO comments VALUES(?, ?, FROM_UNIXTIME(?))"))) {</text:p>
      <text:p text:style-name="P7"><text:tab/><text:tab/> <text:s text:c="3"/>echo "Не удалось подготовить запрос: (" . $mysqli-&gt;errno . ") " . $mysqli-&gt;error;</text:p>
      <text:p text:style-name="P7"><text:tab/><text:tab/>}</text:p>
      <text:p text:style-name="P7"><text:tab/><text:tab/>if (!$stmt-&gt;bind_param('sss',$uid, $comment, time())) {</text:p>
      <text:p text:style-name="P7"><text:tab/><text:tab/> <text:s text:c="3"/>echo "Не удалось привязать параметры: (" . $stmt-&gt;errno . ") " . $stmt-&gt;error;</text:p>
      <text:p text:style-name="P7"><text:tab/><text:tab/>}</text:p>
      <text:p text:style-name="P7"><text:tab/><text:tab/>if (!$stmt-&gt;execute()) {</text:p>
      <text:p text:style-name="P7"><text:tab/><text:tab/> <text:s text:c="3"/>echo "Не удалось выполнить запрос: (" . $stmt-&gt;errno . ") " . $stmt-&gt;error;</text:p>
      <text:p text:style-name="P7"><text:tab/><text:tab/>}</text:p>
      <text:p text:style-name="P7"><text:tab/>}</text:p>
      <text:p text:style-name="P7"><text:tab/>header("Location: index.html");</text:p>
      <text:p text:style-name="P7">?&gt;</text:p>
      <text:p text:style-name="P6"><text:span text:style-name="T4"><text:tab/>3.1.4 Верификация форм</text:span></text:p>
      <text:p text:style-name="P7">$(document).ready(function(){</text:p>
      <text:p text:style-name="P7"/>
      <text:p text:style-name="P7"><text:tab/>jVal = {</text:p>
      <text:p text:style-name="P7"><text:tab/><text:tab/>'login':function(){</text:p>
      <text:p text:style-name="P7"><text:tab/><text:tab/><text:tab/>$('body').append('&lt;div id="nameInfo" class="info"&gt;&lt;/div&gt;');</text:p>
      <text:p text:style-name="P7"><text:tab/><text:tab/><text:tab/>var nameInfo = $('#nameInfo');</text:p>
      <text:p text:style-name="P7"><text:tab/><text:tab/><text:tab/>var ele = $('#name');</text:p>
      <text:p text:style-name="P7"><text:tab/><text:tab/><text:tab/>var pos = ele.offset();</text:p>
      <text:p text:style-name="P7"><text:tab/><text:tab/><text:tab/>nameInfo.css({</text:p>
      <text:p text:style-name="P7"><text:tab/><text:tab/><text:tab/> <text:s text:c="7"/>top: pos.top-3,</text:p>
      <text:p text:style-name="P7"><text:tab/><text:tab/><text:tab/> <text:s text:c="7"/>left: pos.left+ele.width()+15</text:p>
      <text:p text:style-name="P7"><text:tab/><text:tab/><text:tab/>});</text:p>
      <text:p text:style-name="P7"><text:tab/><text:tab/><text:tab/>if(ele.val().length &lt; 6) {</text:p>
      <text:p text:style-name="P7"><text:tab/> <text:s text:c="7"/><text:tab/>jVal.errors = true;</text:p>
      <text:p text:style-name="P7"><text:tab/><text:tab/><text:tab/> <text:s text:c="3"/>nameInfo.removeClass('correct').addClass('error').html('← at least 6 characters').show();</text:p>
      <text:p text:style-name="P7"><text:tab/><text:tab/><text:tab/> <text:s text:c="3"/>ele.removeClass('normal').addClass('wrong');</text:p>
      <text:p text:style-name="P7"><text:tab/><text:tab/><text:tab/>} else {</text:p>
      <text:p text:style-name="P7"><text:tab/><text:tab/><text:tab/> <text:s text:c="3"/>nameInfo.removeClass('error').addClass('correct').html('√').show();</text:p>
      <text:p text:style-name="P7"><text:tab/><text:tab/><text:tab/> <text:s text:c="3"/>ele.removeClass('wrong').addClass('normal');</text:p>
      <text:p text:style-name="P7"><text:tab/><text:tab/><text:tab/>}</text:p>
      <text:p text:style-name="P7"/>
      <text:p text:style-name="P7"><text:tab/><text:tab/>},</text:p>
      <text:p text:style-name="P7"><text:tab/><text:tab/>'password':function(){</text:p>
      <text:p text:style-name="P7"><text:tab/><text:tab/><text:tab/>$('body').append('&lt;div id="nameInfo" class="info"&gt;&lt;/div&gt;');</text:p>
      <text:p text:style-name="P7"><text:tab/><text:tab/><text:tab/>var nameInfo = $('#nameInfo');</text:p>
      <text:p text:style-name="P7"><text:tab/><text:tab/><text:tab/>var ele = $('#password');</text:p>
      <text:p text:style-name="P7"><text:tab/><text:tab/><text:tab/>var pos = ele.offset();</text:p>
      <text:p text:style-name="P7"><text:tab/><text:tab/><text:tab/>nameInfo.css({</text:p>
      <text:p text:style-name="P7"><text:tab/><text:tab/><text:tab/> <text:s text:c="7"/>top: pos.top-3,</text:p>
      <text:p text:style-name="P7"><text:tab/><text:tab/><text:tab/> <text:s text:c="7"/>left: pos.left+ele.width()+15</text:p>
      <text:p text:style-name="P7"><text:tab/><text:tab/><text:tab/>});</text:p>
      <text:p text:style-name="P7"><text:tab/><text:tab/><text:tab/>if(ele.val().length &lt; 3) {</text:p>
      <text:p text:style-name="P7"><text:tab/> <text:s text:c="7"/><text:tab/>jVal.errors = true;</text:p>
      <text:p text:style-name="P7"><text:tab/><text:tab/><text:tab/> <text:s text:c="3"/>nameInfo.removeClass('correct').addClass('error').html('← at least 3 characters').show();</text:p>
      <text:p text:style-name="P7"><text:tab/><text:tab/><text:tab/> <text:s text:c="3"/>ele.removeClass('normal').addClass('wrong');</text:p>
      <text:p text:style-name="P7"><text:tab/><text:tab/><text:tab/>} else {</text:p>
      <text:p text:style-name="P7"><text:tab/><text:tab/><text:tab/> <text:s text:c="3"/>nameInfo.removeClass('error').addClass('correct').html('√').show();</text:p>
      <text:p text:style-name="P7"><text:tab/><text:tab/><text:tab/> <text:s text:c="3"/>ele.removeClass('wrong').addClass('normal');</text:p>
      <text:p text:style-name="P7"><text:tab/><text:tab/><text:tab/>}</text:p>
      <text:p text:style-name="P7"><text:tab/><text:tab/>},</text:p>
      <text:p text:style-name="P7"><text:tab/><text:tab/>'email':function(){</text:p>
      <text:p text:style-name="P7"><text:soft-page-break/><text:tab/><text:tab/><text:tab/>$('body').append('&lt;div id="emailInfo" class="info"&gt;&lt;/div&gt;');</text:p>
      <text:p text:style-name="P7"><text:s text:c="12"/>var emailInfo = $('#emailInfo');</text:p>
      <text:p text:style-name="P7"><text:s text:c="12"/>var ele = $('#email');</text:p>
      <text:p text:style-name="P7"><text:s text:c="12"/>var pos = ele.offset();</text:p>
      <text:p text:style-name="P7"><text:s text:c="12"/>emailInfo.css({</text:p>
      <text:p text:style-name="P7"><text:s text:c="16"/>top: pos.top-3,</text:p>
      <text:p text:style-name="P7"><text:s text:c="16"/>left: pos.left+ele.width()+15</text:p>
      <text:p text:style-name="P7"><text:s text:c="12"/>});</text:p>
      <text:p text:style-name="P7"><text:s text:c="12"/>var patt = /^.+@.+[.].{2,}$/i;</text:p>
      <text:p text:style-name="P7"><text:s text:c="12"/>if(!patt.test(ele.val())) {</text:p>
      <text:p text:style-name="P7"><text:tab/><text:tab/><text:tab/><text:tab/>jVal.errors = true;</text:p>
      <text:p text:style-name="P7"><text:tab/><text:tab/><text:tab/><text:tab/>emailInfo.removeClass('correct').addClass('error').html('← give me a valid email adress, ok?').show();</text:p>
      <text:p text:style-name="P7"><text:tab/><text:tab/><text:tab/><text:tab/>ele.removeClass('normal').addClass('wrong');</text:p>
      <text:p text:style-name="P7"><text:s text:c="12"/>} else {</text:p>
      <text:p text:style-name="P7"><text:s text:c="16"/>emailInfo.removeClass('error').addClass('correct').html('√').show();</text:p>
      <text:p text:style-name="P7"><text:s text:c="16"/>ele.removeClass('wrong').addClass('normal');</text:p>
      <text:p text:style-name="P7"><text:s text:c="12"/>}</text:p>
      <text:p text:style-name="P7"><text:tab/><text:tab/>},</text:p>
      <text:p text:style-name="P7"><text:tab/><text:tab/>'sendIt' : function (){</text:p>
      <text:p text:style-name="P7"><text:tab/><text:tab/> <text:s text:c="3"/>if(!jVal.errors) {</text:p>
      <text:p text:style-name="P7"><text:tab/><text:tab/> <text:s text:c="7"/>$('#regform').submit();</text:p>
      <text:p text:style-name="P7"><text:tab/><text:tab/> <text:s text:c="3"/>}</text:p>
      <text:p text:style-name="P7"><text:tab/><text:tab/>},</text:p>
      <text:p text:style-name="P7"><text:tab/><text:tab/>'href_test' : function (){</text:p>
      <text:p text:style-name="P7"><text:tab/><text:tab/><text:tab/>$('body').append('&lt;div id="emailInfo" class="info"&gt;&lt;/div&gt;');</text:p>
      <text:p text:style-name="P7"><text:s text:c="12"/>var emailInfo = $('#emailInfo');</text:p>
      <text:p text:style-name="P7"><text:s text:c="12"/>var ele = $('#comment');</text:p>
      <text:p text:style-name="P7"><text:s text:c="12"/>var pos = ele.offset();</text:p>
      <text:p text:style-name="P7"><text:s text:c="12"/>emailInfo.css({</text:p>
      <text:p text:style-name="P7"><text:s text:c="16"/>top: pos.top-3,</text:p>
      <text:p text:style-name="P7"><text:s text:c="16"/>left: pos.left+ele.width()+15</text:p>
      <text:p text:style-name="P7"><text:s text:c="12"/>});</text:p>
      <text:p text:style-name="P7"><text:s text:c="12"/>var patt = /.*&lt;.*&gt;.*/i;</text:p>
      <text:p text:style-name="P7"><text:s text:c="12"/>if(!patt.test(ele.val())) {</text:p>
      <text:p text:style-name="P7"><text:s text:c="16"/>emailInfo.removeClass('error').addClass('correct').html('√').show();</text:p>
      <text:p text:style-name="P7"><text:s text:c="16"/>ele.removeClass('wrong').addClass('normal');</text:p>
      <text:p text:style-name="P7"><text:s text:c="12"/>} else {</text:p>
      <text:p text:style-name="P7"><text:s text:c="12"/><text:tab/>jVal.errorsComment = true;</text:p>
      <text:p text:style-name="P7"><text:tab/><text:tab/><text:tab/><text:tab/>emailInfo.removeClass('correct').addClass('error').html('← using html tags is not allowed').show();</text:p>
      <text:p text:style-name="P7"><text:tab/><text:tab/><text:tab/><text:tab/>ele.removeClass('normal').addClass('wrong');</text:p>
      <text:p text:style-name="P7"><text:s text:c="12"/>}</text:p>
      <text:p text:style-name="P7"><text:tab/><text:tab/>},</text:p>
      <text:p text:style-name="P7"><text:tab/><text:tab/>'sendComment' : function (){</text:p>
      <text:p text:style-name="P7"><text:tab/><text:tab/> <text:s text:c="3"/>if(!jVal.errorsComment) {</text:p>
      <text:p text:style-name="P7"><text:tab/><text:tab/> <text:s text:c="7"/>$('#c_form').submit();</text:p>
      <text:p text:style-name="P7"><text:tab/><text:tab/> <text:s text:c="3"/>}</text:p>
      <text:p text:style-name="P7"><text:tab/><text:tab/>}</text:p>
      <text:p text:style-name="P7"><text:tab/>};</text:p>
      <text:p text:style-name="P7"><text:tab/></text:p>
      <text:p text:style-name="P7"><text:tab/>$('#send').click(function (){</text:p>
      <text:p text:style-name="P7"><text:s text:c="8"/>jVal.errors = false;</text:p>
      <text:p text:style-name="P7"><text:s text:c="8"/>jVal.login();</text:p>
      <text:p text:style-name="P7"><text:s text:c="8"/>jVal.email();</text:p>
      <text:p text:style-name="P7"><text:s text:c="8"/>jVal.password();</text:p>
      <text:p text:style-name="P7"><text:s text:c="8"/>jVal.sendIt();</text:p>
      <text:p text:style-name="P7"><text:tab/><text:tab/>return false;</text:p>
      <text:p text:style-name="P7"><text:tab/>});</text:p>
      <text:p text:style-name="P7"><text:tab/>$('#submit_comment').click(function(){</text:p>
      <text:p text:style-name="P7"><text:tab/><text:tab/>jVal.errorsComment = false;</text:p>
      <text:p text:style-name="P7"><text:tab/><text:tab/>jVal.href_test();</text:p>
      <text:p text:style-name="P7"><text:tab/><text:tab/>jVal.sendComment();</text:p>
      <text:p text:style-name="P7"><text:soft-page-break/><text:tab/><text:tab/>return false;</text:p>
      <text:p text:style-name="P7"><text:tab/>});</text:p>
      <text:p text:style-name="P7"><text:tab/>$('#name').change(jVal.login);</text:p>
      <text:p text:style-name="P7"><text:tab/>$('#password').change(jVal.password);</text:p>
      <text:p text:style-name="P7"><text:tab/>$('#email').change(jVal.email);</text:p>
      <text:p text:style-name="P7"><text:tab/>$("#comment").change(jVal.href_test);</text:p>
      <text:p text:style-name="P7">});</text:p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9:01:43.440035179</meta:creation-date>
    <dc:date>2015-04-16T19:06:09.845678891</dc:date>
    <meta:editing-duration>PT2M56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5" meta:paragraph-count="219" meta:word-count="731" meta:character-count="7358" meta:non-whitespace-character-count="5947"/>
  </office:meta>
</office:document-meta>
</file>